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Fira Code" svg:font-family="'Fira Code'" style:font-pitch="fixed"/>
    <style:font-face style:name="Fira Code Light" svg:font-family="'Fira Code Light'" style:font-pitch="fixed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line-height="0.423cm"/>
    </style:style>
    <style:style style:name="P3" style:family="paragraph" style:parent-style-name="Standard">
      <style:paragraph-properties fo:line-height="0.423cm"/>
      <style:text-properties style:font-name="Courier New" style:font-name-complex="Courier New"/>
    </style:style>
    <style:style style:name="P4" style:family="paragraph" style:parent-style-name="Standard">
      <style:paragraph-properties fo:line-height="0.423cm"/>
      <style:text-properties style:font-name="Courier New" fo:font-size="11pt" style:font-size-asian="11pt" style:font-name-complex="Courier New" style:font-size-complex="11pt"/>
    </style:style>
    <style:style style:name="P5" style:family="paragraph" style:parent-style-name="Standard">
      <style:paragraph-properties fo:line-height="0.423cm"/>
      <style:text-properties fo:color="#0000ff" loext:opacity="100%" style:font-name="Courier New" style:font-name-complex="Courier New"/>
    </style:style>
    <style:style style:name="P6" style:family="paragraph" style:parent-style-name="Standard">
      <style:paragraph-properties fo:line-height="0.423cm"/>
      <style:text-properties style:font-name="Fira Code" officeooo:paragraph-rsid="001a0764" style:font-name-asian="Fira Code"/>
    </style:style>
    <style:style style:name="P7" style:family="paragraph" style:parent-style-name="Standard">
      <style:paragraph-properties fo:line-height="0.423cm"/>
      <style:text-properties style:font-name="Fira Code" style:font-name-asian="Fira Code"/>
    </style:style>
    <style:style style:name="P8" style:family="paragraph" style:parent-style-name="Standard">
      <style:paragraph-properties fo:line-height="0.423cm"/>
      <style:text-properties style:font-name="Fira Code" style:font-name-asian="Fira Code" style:font-name-complex="Courier New"/>
    </style:style>
    <style:style style:name="P9" style:family="paragraph" style:parent-style-name="Standard">
      <style:paragraph-properties fo:line-height="0.423cm"/>
      <style:text-properties style:font-name="Fira Code" style:font-name-asian="Fira Code" style:font-name-complex="Courier New"/>
    </style:style>
    <style:style style:name="P10" style:family="paragraph" style:parent-style-name="Standard">
      <style:paragraph-properties fo:line-height="0.423cm"/>
      <style:text-properties style:font-name="Fira Code" fo:font-size="11pt" officeooo:paragraph-rsid="001a0764" style:font-name-asian="Fira Code" style:font-size-asian="11pt" style:font-name-complex="Courier New" style:font-size-complex="11pt"/>
    </style:style>
    <style:style style:name="P11" style:family="paragraph" style:parent-style-name="Standard">
      <style:paragraph-properties fo:line-height="0.423cm"/>
      <style:text-properties style:font-name="Fira Code" fo:font-size="11pt" officeooo:paragraph-rsid="001b40d2" style:font-name-asian="Fira Code" style:font-size-asian="11pt" style:font-name-complex="Courier New" style:font-size-complex="11pt"/>
    </style:style>
    <style:style style:name="P12" style:family="paragraph" style:parent-style-name="Standard">
      <style:paragraph-properties fo:line-height="0.423cm"/>
      <style:text-properties style:font-name="Fira Code" fo:font-size="11pt" style:font-name-asian="Fira Code" style:font-size-asian="11pt" style:font-name-complex="Courier New" style:font-size-complex="11pt"/>
    </style:style>
    <style:style style:name="P13" style:family="paragraph" style:parent-style-name="Standard">
      <style:paragraph-properties fo:line-height="0.423cm"/>
      <style:text-properties style:font-name="Fira Code" fo:font-size="11pt" officeooo:paragraph-rsid="001b4176" style:font-name-asian="Fira Code" style:font-size-asian="11pt" style:font-name-complex="Courier New" style:font-size-complex="11pt"/>
    </style:style>
    <style:style style:name="P14" style:family="paragraph" style:parent-style-name="Standard">
      <style:paragraph-properties fo:line-height="0.423cm"/>
      <style:text-properties style:font-name="Fira Code" fo:font-size="11pt" officeooo:paragraph-rsid="001cb024" style:font-name-asian="Fira Code" style:font-size-asian="11pt" style:font-name-complex="Courier New" style:font-size-complex="11pt"/>
    </style:style>
    <style:style style:name="P15" style:family="paragraph" style:parent-style-name="Standard">
      <style:paragraph-properties fo:line-height="0.423cm"/>
      <style:text-properties style:font-name="Fira Code" officeooo:paragraph-rsid="001a0764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font-size="11pt" style:font-size-asian="11pt" style:font-name-complex="Courier New" style:font-size-complex="11pt"/>
    </style:style>
    <style:style style:name="T3" style:family="text">
      <style:text-properties style:font-name-complex="Courier New"/>
    </style:style>
    <style:style style:name="T4" style:family="text">
      <style:text-properties style:font-name-complex="Courier New"/>
    </style:style>
    <style:style style:name="T5" style:family="text">
      <style:text-properties officeooo:rsid="001a0764" style:font-name-complex="Courier New"/>
    </style:style>
    <style:style style:name="T6" style:family="text">
      <style:text-properties officeooo:rsid="001a0764" style:font-name-complex="Courier New"/>
    </style:style>
    <style:style style:name="T7" style:family="text">
      <style:text-properties fo:color="#0000ff" loext:opacity="100%" style:font-name="Courier New" style:font-name-complex="Courier New"/>
    </style:style>
    <style:style style:name="T8" style:family="text">
      <style:text-properties fo:color="#0000ff" loext:opacity="100%" style:font-name="Courier New" style:font-name-complex="Courier New"/>
    </style:style>
    <style:style style:name="T9" style:family="text">
      <style:text-properties fo:color="#0000ff" loext:opacity="100%" style:font-name="Courier New" fo:font-weight="bold" style:font-weight-asian="bold" style:font-name-complex="Courier New"/>
    </style:style>
    <style:style style:name="T10" style:family="text">
      <style:text-properties fo:color="#0000ff" loext:opacity="100%" style:font-name="Courier New" fo:font-weight="bold" style:font-weight-asian="bold" style:font-name-complex="Courier New"/>
    </style:style>
    <style:style style:name="T11" style:family="text">
      <style:text-properties fo:color="#0000ff" loext:opacity="100%" style:font-name="Courier New" style:font-name-asian="Courier New" style:font-name-complex="Courier New"/>
    </style:style>
    <style:style style:name="T12" style:family="text">
      <style:text-properties fo:color="#ff0000" loext:opacity="100%" style:font-name="Courier New" style:font-name-complex="Courier New"/>
    </style:style>
    <style:style style:name="T13" style:family="text">
      <style:text-properties fo:color="#ff0000" loext:opacity="100%" style:font-name="Courier New" style:font-name-complex="Courier New"/>
    </style:style>
    <style:style style:name="T14" style:family="text">
      <style:text-properties fo:color="#ff0000" loext:opacity="100%" style:font-name="Courier New" officeooo:rsid="001b40d2" style:font-name-complex="Courier New"/>
    </style:style>
    <style:style style:name="T15" style:family="text">
      <style:text-properties fo:color="#ff0000" loext:opacity="100%" style:font-name="Courier New" officeooo:rsid="001b40d2" style:font-name-complex="Courier New"/>
    </style:style>
    <style:style style:name="T16" style:family="text">
      <style:text-properties fo:color="#ff0000" loext:opacity="100%" style:font-name="Courier New" style:font-name-asian="Courier New" style:font-name-complex="Courier New"/>
    </style:style>
    <style:style style:name="T17" style:family="text">
      <style:text-properties fo:color="#ff0000" loext:opacity="100%" style:font-name="Courier New" fo:font-weight="bold" style:font-weight-asian="bold" style:font-name-complex="Courier New"/>
    </style:style>
    <style:style style:name="T18" style:family="text">
      <style:text-properties fo:color="#ff0000" loext:opacity="100%" style:font-name="Courier New" fo:font-weight="bold" style:font-weight-asian="bold" style:font-name-complex="Courier New"/>
    </style:style>
    <style:style style:name="T19" style:family="text">
      <style:text-properties style:font-name-asian="Fira Code" style:font-name-complex="Courier New"/>
    </style:style>
    <style:style style:name="T20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<text:span text:style-name="T3">/* -------------------------------------------------------------</text:span></text:p>
      <text:p text:style-name="P6"><text:span text:style-name="T3">// </text:span><text:span text:style-name="T5">main</text:span><text:span text:style-name="T3">.</text:span><text:span text:style-name="T5">cpp</text:span></text:p>
      <text:p text:style-name="P6"><text:span text:style-name="T3">// ----------------------------------------------------------- */</text:span></text:p>
      <text:p text:style-name="P10">#include &lt;iostream&gt;</text:p>
      <text:p text:style-name="P10">#include &lt;string&gt;</text:p>
      <text:p text:style-name="P10">#include &lt;vector&gt;</text:p>
      <text:p text:style-name="P10">#include "Maze.h"</text:p>
      <text:p text:style-name="P10">#include "Robot.h"</text:p>
      <text:p text:style-name="P10">int main()</text:p>
      <text:p text:style-name="P10">{</text:p>
      <text:p text:style-name="P10"><text:s text:c="4"/>int direction=0; // direction 0,1,2,3 -&gt; up, right, down, left</text:p>
      <text:p text:style-name="P10"><text:s text:c="4"/>std::pair&lt;int,int&gt; targetPosition;</text:p>
      <text:p text:style-name="P10"><text:s text:c="4"/>const int width = []() -&gt; int{ </text:p>
      <text:p text:style-name="P10"><text:s text:c="8"/>int tmp;</text:p>
      <text:p text:style-name="P10"><text:s text:c="8"/>std::cin &gt;&gt; tmp;</text:p>
      <text:p text:style-name="P10"><text:s text:c="8"/>return tmp;</text:p>
      <text:p text:style-name="P10"><text:s text:c="4"/>}();</text:p>
      <text:p text:style-name="P10"><text:s text:c="4"/>const int height = []() -&gt; int{ </text:p>
      <text:p text:style-name="P10"><text:s text:c="8"/>int tmp;</text:p>
      <text:p text:style-name="P10"><text:s text:c="8"/>std::cin &gt;&gt; tmp;</text:p>
      <text:p text:style-name="P10"><text:s text:c="8"/>return tmp;</text:p>
      <text:p text:style-name="P10"><text:s text:c="4"/>}();</text:p>
      <text:p text:style-name="P10"><text:s text:c="4"/>const long long totalStep = []() -&gt; long long{ </text:p>
      <text:p text:style-name="P10"><text:s text:c="8"/>long long tmp;</text:p>
      <text:p text:style-name="P10"><text:s text:c="8"/>std::cin &gt;&gt; tmp;</text:p>
      <text:p text:style-name="P10"><text:s text:c="8"/>return tmp;</text:p>
      <text:p text:style-name="P10"><text:s text:c="4"/>}();</text:p>
      <text:p text:style-name="P10"><text:s text:c="4"/>Maze _maze(width,height);</text:p>
      <text:p text:style-name="P10"><text:s text:c="4"/>for (int i = 0; i &lt; height; i++) {</text:p>
      <text:p text:style-name="P10"><text:s text:c="8"/>std::string lineOfMap;</text:p>
      <text:p text:style-name="P10"><text:s text:c="8"/>std::cin &gt;&gt; lineOfMap;</text:p>
      <text:p text:style-name="P10"><text:s text:c="8"/>_maze.generateMazeMap(lineOfMap);</text:p>
      <text:p text:style-name="P10"><text:s text:c="4"/>}</text:p>
      <text:p text:style-name="P10"/>
      <text:p text:style-name="P10"/>
      <text:p text:style-name="P10"/>
      <text:p text:style-name="P10"/>
      <text:p text:style-name="P11"><text:s text:c="4"/></text:p>
      <text:p text:style-name="P11"><text:soft-page-break/>std::pair&lt;int,int&gt; nowRobotPosition=_maze.findRobotLocation();</text:p>
      <text:p text:style-name="P10"><text:s text:c="4"/>Robot _robot(nowRobotPosition, direction);</text:p>
      <text:p text:style-name="P10"><text:s text:c="4"/>for(long long i=0;i&lt;totalStep;i++){</text:p>
      <text:p text:style-name="P10"><text:s text:c="8"/>std::pair&lt;int,int&gt; nextPos=_robot.nextPosition();</text:p>
      <text:p text:style-name="P11"><text:s text:c="8"/>while(!_maze.isRobotInMaze(nextPos) </text:p>
      <text:p text:style-name="P11"><text:tab/><text:tab/><text:tab/><text:tab/>|| _maze.isObstacle(nextPos)){</text:p>
      <text:p text:style-name="P10"><text:s text:c="12"/>_robot.turnRight();</text:p>
      <text:p text:style-name="P10"><text:s text:c="12"/>direction=_robot.getRobotToward();</text:p>
      <text:p text:style-name="P10"><text:s text:c="12"/>nextPos=_robot.nextPosition();</text:p>
      <text:p text:style-name="P10"><text:s text:c="8"/>}</text:p>
      <text:p text:style-name="P11"><text:s text:c="8"/>if(_robot.isVisitedAndSameToward(</text:p>
      <text:p text:style-name="P11"><text:tab/><text:tab/><text:tab/>nowRobotPosition.first, </text:p>
      <text:p text:style-name="P11"><text:tab/><text:tab/><text:tab/>nowRobotPosition.second, </text:p>
      <text:p text:style-name="P11"><text:tab/><text:tab/><text:tab/>direction)){</text:p>
      <text:p text:style-name="P10"><text:s text:c="12"/>_robot.findFinalState(totalStep,i);</text:p>
      <text:p text:style-name="P10"><text:s text:c="12"/>break;</text:p>
      <text:p text:style-name="P10"><text:s text:c="8"/>}</text:p>
      <text:p text:style-name="P10"><text:s text:c="8"/>else{</text:p>
      <text:p text:style-name="P10"><text:s text:c="12"/>_robot.storeVisited(nowRobotPosition);</text:p>
      <text:p text:style-name="P10"><text:s text:c="12"/>_robot.walkNextPosition();</text:p>
      <text:p text:style-name="P10"><text:s text:c="12"/>nowRobotPosition=_robot.getPosition();</text:p>
      <text:p text:style-name="P10"><text:s text:c="8"/>}</text:p>
      <text:p text:style-name="P10"><text:s text:c="4"/>}</text:p>
      <text:p text:style-name="P10"><text:s text:c="4"/>targetPosition=_robot.getPosition();</text:p>
      <text:p text:style-name="P11"><text:s text:c="4"/>std::cout &lt;&lt; targetPosition.first &lt;&lt; " " </text:p>
      <text:p text:style-name="P11"><text:tab/><text:tab/><text:tab/><text:tab/>&lt;&lt; targetPosition.second &lt;&lt; <text:s/>std::endl;</text:p>
      <text:p text:style-name="P10">}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>/* -------------------------------------------------------------</text:span></text:p>
      <text:p text:style-name="P7"><text:span text:style-name="T3">// </text:span><text:span text:style-name="T5">Maze</text:span><text:span text:style-name="T3">.h</text:span></text:p>
      <text:p text:style-name="P7"><text:span text:style-name="T3">// ----------------------------------------------------------- */</text:span></text:p>
      <text:p text:style-name="P12">#ifndef MAZE_H</text:p>
      <text:p text:style-name="P12">#define MAZE_H</text:p>
      <text:p text:style-name="P12">#include &lt;iostream&gt;</text:p>
      <text:p text:style-name="P12">#include &lt;string&gt;</text:p>
      <text:p text:style-name="P12">#include &lt;vector&gt;</text:p>
      <text:p text:style-name="P12">class Maze{</text:p>
      <text:p text:style-name="P12"><text:s text:c="4"/>private:</text:p>
      <text:p text:style-name="P12"><text:s text:c="8"/>const int width, height;</text:p>
      <text:p text:style-name="P12"><text:s text:c="8"/>std::vector&lt;std::string&gt; mazeMap;</text:p>
      <text:p text:style-name="P12"><text:s text:c="4"/>public:</text:p>
      <text:p text:style-name="P12"><text:s text:c="8"/>Maze(const int _width, const int _height);</text:p>
      <text:p text:style-name="P12"><text:s text:c="8"/>std::pair&lt;const int,const int&gt; findRobotLocation(void)const;</text:p>
      <text:p text:style-name="P12"><text:s text:c="8"/>void generateMazeMap(const std::string str);</text:p>
      <text:p text:style-name="P12"><text:s text:c="8"/>bool isObstacle(const std::pair&lt;int,int&gt; robotPosition)const;</text:p>
      <text:p text:style-name="P13"><text:s text:c="8"/>bool isRobotInMaze(</text:p>
      <text:p text:style-name="P13"><text:tab/><text:tab/><text:tab/><text:tab/><text:tab/><text:tab/><text:tab/>const std::pair&lt;int,int&gt; robotPosition)const;</text:p>
      <text:p text:style-name="P12">};</text:p>
      <text:p text:style-name="P12">#endif</text:p>
      <text:p text:style-name="P8"/>
      <text:p text:style-name="P8"/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>/* -------------------------------------------------------------</text:span></text:p>
      <text:p text:style-name="P7"><text:span text:style-name="T3">// </text:span><text:span text:style-name="T5">Maze</text:span><text:span text:style-name="T3">.cpp</text:span></text:p>
      <text:p text:style-name="P7"><text:span text:style-name="T3">// ----------------------------------------------------------- */</text:span></text:p>
      <text:p text:style-name="P12">#include "Maze.h"</text:p>
      <text:p text:style-name="P12">Maze::Maze(const int _width, const int _height):width(_width), height(_height){}</text:p>
      <text:p text:style-name="P12">std::pair&lt;const int,const int&gt; Maze::findRobotLocation(void)const{</text:p>
      <text:p text:style-name="P12"><text:s text:c="4"/>for(int y=0;y&lt;height;y++){</text:p>
      <text:p text:style-name="P12"><text:s text:c="8"/>for(int x=0;x&lt;width;x++){</text:p>
      <text:p text:style-name="P12"><text:s text:c="12"/>if(mazeMap[y][x]=='O'){</text:p>
      <text:p text:style-name="P12"><text:s text:c="16"/>return std::make_pair(x,y);</text:p>
      <text:p text:style-name="P12"><text:s text:c="12"/>}</text:p>
      <text:p text:style-name="P12"><text:s text:c="8"/>}</text:p>
      <text:p text:style-name="P12"><text:s text:c="4"/>}</text:p>
      <text:p text:style-name="P12"><text:s text:c="4"/>return std::make_pair(0,0);</text:p>
      <text:p text:style-name="P12">}</text:p>
      <text:p text:style-name="P12">void Maze::generateMazeMap(const std::string str){</text:p>
      <text:p text:style-name="P12"><text:s text:c="4"/>mazeMap.emplace_back(str);</text:p>
      <text:p text:style-name="P12">}</text:p>
      <text:p text:style-name="P12">bool Maze::isObstacle(const std::pair&lt;int,int&gt; robotPosition)const{</text:p>
      <text:p text:style-name="P12"><text:s text:c="4"/>return mazeMap[robotPosition.second][robotPosition.first]=='#';</text:p>
      <text:p text:style-name="P12">}</text:p>
      <text:p text:style-name="P12">bool Maze::isRobotInMaze(const std::pair&lt;int,int&gt; robotPosition)const{</text:p>
      <text:p text:style-name="P14"><text:s text:c="4"/>return (robotPosition.first&gt;=0 </text:p>
      <text:p text:style-name="P14"><text:tab/><text:tab/><text:tab/><text:tab/>&amp;&amp; robotPosition.first&lt;width </text:p>
      <text:p text:style-name="P14"><text:tab/><text:tab/><text:tab/><text:tab/>&amp;&amp; robotPosition.second&gt;=0 </text:p>
      <text:p text:style-name="P14"><text:tab/><text:tab/><text:tab/><text:tab/>&amp;&amp; robotPosition.second&lt;height</text:p>
      <text:p text:style-name="P14"><text:tab/><text:tab/><text:tab/>);</text:p>
      <text:p text:style-name="P12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/* -------------------------------------------------------------</text:p>
      <text:p text:style-name="P7"><text:span text:style-name="T3">// </text:span><text:span text:style-name="T5">Robot</text:span><text:span text:style-name="T3">.h</text:span></text:p>
      <text:p text:style-name="P8">// ----------------------------------------------------------- */</text:p>
      <text:p text:style-name="P12">#ifndef ROBOT_H</text:p>
      <text:p text:style-name="P12">#define ROBOT_H</text:p>
      <text:p text:style-name="P12">#include &lt;iostream&gt;</text:p>
      <text:p text:style-name="P12">#include &lt;vector&gt;</text:p>
      <text:p text:style-name="P12">class Robot{</text:p>
      <text:p text:style-name="P12"><text:s text:c="4"/>private:</text:p>
      <text:p text:style-name="P12"><text:s text:c="8"/>int x,y,Face; // robot position</text:p>
      <text:p text:style-name="P12"><text:s text:c="8"/>const int xQuadrant=0, yQuadrant=1;</text:p>
      <text:p text:style-name="P12"><text:s text:c="8"/>const int faceToward[4][2]={{0,-1},{1,0},{0,1},{-1,0}};</text:p>
      <text:p text:style-name="P12"><text:s text:c="8"/>std::vector&lt;std::pair&lt;std::pair&lt;int,int&gt;,int&gt;&gt; visited; </text:p>
      <text:p text:style-name="P13"><text:s text:c="8"/>/* first.first=&gt;x, first.second=&gt;y, second=&gt;face direction </text:p>
      <text:p text:style-name="P13"><text:tab/><text:tab/> <text:s text:c="3"/>which have visited */ </text:p>
      <text:p text:style-name="P12"><text:s text:c="4"/>public:</text:p>
      <text:p text:style-name="P13"><text:s text:c="8"/>Robot(const std::pair&lt;const int,const int&gt; </text:p>
      <text:p text:style-name="P13"><text:tab/><text:tab/><text:tab/><text:tab/>pos, const int face);</text:p>
      <text:p text:style-name="P13"><text:s text:c="8"/>bool isVisitedAndSameToward(</text:p>
      <text:p text:style-name="P13"><text:tab/><text:tab/><text:tab/><text:tab/><text:tab/>const int _x, </text:p>
      <text:p text:style-name="P13"><text:tab/><text:tab/><text:tab/><text:tab/><text:tab/>const int _y, </text:p>
      <text:p text:style-name="P13"><text:tab/><text:tab/><text:tab/><text:tab/><text:tab/>const int _Face</text:p>
      <text:p text:style-name="P13"><text:tab/><text:tab/><text:tab/><text:tab/>)const;</text:p>
      <text:p text:style-name="P12"><text:s text:c="8"/>std::pair&lt;const int,const int&gt; getPosition(void)const;</text:p>
      <text:p text:style-name="P12"><text:s text:c="8"/>std::pair&lt;const int,const int&gt; nextPosition(void)const;</text:p>
      <text:p text:style-name="P12"><text:s text:c="8"/>void walkNextPosition(void); <text:s text:c="7"/></text:p>
      <text:p text:style-name="P12"><text:s text:c="8"/>void turnRight(void);</text:p>
      <text:p text:style-name="P12"><text:s text:c="8"/>int getRobotToward(void)const;</text:p>
      <text:p text:style-name="P13"><text:s text:c="8"/>void storeVisited(const std::pair&lt;const int,const int&gt;</text:p>
      <text:p text:style-name="P13"><text:tab/><text:tab/><text:tab/><text:tab/><text:tab/><text:tab/><text:tab/> robotPosition);</text:p>
      <text:p text:style-name="P13"><text:s text:c="8"/>void findFinalState(</text:p>
      <text:p text:style-name="P13"><text:tab/><text:tab/><text:tab/><text:tab/><text:tab/>const long long n, </text:p>
      <text:p text:style-name="P13"><text:tab/><text:tab/><text:tab/><text:tab/><text:tab/>const long long current_n</text:p>
      <text:p text:style-name="P13"><text:tab/><text:tab/><text:tab/> <text:s text:c="2"/>);</text:p>
      <text:p text:style-name="P12">};</text:p>
      <text:p text:style-name="P12">#endif</text:p>
      <text:p text:style-name="P8"/>
      <text:p text:style-name="P8"/>
      <text:p text:style-name="P8"/>
      <text:p text:style-name="P8"><text:soft-page-break/>/* -------------------------------------------------------------</text:p>
      <text:p text:style-name="P7"><text:span text:style-name="T3">// </text:span><text:span text:style-name="T5">Robot</text:span><text:span text:style-name="T3">.cpp</text:span></text:p>
      <text:p text:style-name="P7"><text:span text:style-name="T3">// ----------------------------------------------------------- */</text:span></text:p>
      <text:p text:style-name="P12">#include "Robot.h"</text:p>
      <text:p text:style-name="P12">Robot::Robot(const std::pair&lt;const int,const int&gt; pos, const int face):x(pos.first), y(pos.second), Face(face){}</text:p>
      <text:p text:style-name="P12">bool Robot::isVisitedAndSameToward(const int _x, const int _y, const int _face)const{</text:p>
      <text:p text:style-name="P12"><text:s text:c="4"/>for(auto i:visited){</text:p>
      <text:p text:style-name="P12"><text:s text:c="8"/>if(i.first.first==_x &amp;&amp; i.first.second==_y &amp;&amp; i.second==_face){</text:p>
      <text:p text:style-name="P12"><text:s text:c="12"/>return true;</text:p>
      <text:p text:style-name="P12"><text:s text:c="8"/>}</text:p>
      <text:p text:style-name="P12"><text:s text:c="4"/>}</text:p>
      <text:p text:style-name="P12"><text:s text:c="4"/>return false;</text:p>
      <text:p text:style-name="P12">}</text:p>
      <text:p text:style-name="P12">std::pair&lt;const int,const int&gt; Robot::getPosition(void)const{</text:p>
      <text:p text:style-name="P12"><text:s text:c="4"/>return std::make_pair(x,y);</text:p>
      <text:p text:style-name="P12">}</text:p>
      <text:p text:style-name="P12">std::pair&lt;const int,const int&gt; Robot::nextPosition(void)const{</text:p>
      <text:p text:style-name="P13"><text:s text:c="4"/>return std::make_pair(</text:p>
      <text:p text:style-name="P13"><text:tab/><text:tab/><text:tab/><text:tab/><text:tab/><text:tab/>x+faceToward[Face][xQuadrant],</text:p>
      <text:p text:style-name="P13"><text:tab/><text:tab/><text:tab/><text:tab/><text:tab/><text:tab/>y+faceToward[Face][yQuadrant]</text:p>
      <text:p text:style-name="P13"><text:tab/><text:tab/><text:tab/><text:tab/><text:tab/>);</text:p>
      <text:p text:style-name="P12">}</text:p>
      <text:p text:style-name="P12">void Robot::walkNextPosition(void){</text:p>
      <text:p text:style-name="P12"><text:s text:c="4"/>x+=faceToward[Face][xQuadrant];</text:p>
      <text:p text:style-name="P12"><text:s text:c="4"/>y+=faceToward[Face][yQuadrant];</text:p>
      <text:p text:style-name="P12">}</text:p>
      <text:p text:style-name="P12">void Robot::turnRight(void){</text:p>
      <text:p text:style-name="P12"><text:s text:c="4"/>Face=(Face+1)%4;</text:p>
      <text:p text:style-name="P12">}</text:p>
      <text:p text:style-name="P12">int Robot::getRobotToward(void)const{</text:p>
      <text:p text:style-name="P12"><text:s text:c="4"/>return Face;</text:p>
      <text:p text:style-name="P12">}</text:p>
      <text:p text:style-name="P13">void Robot::storeVisited(const std::pair&lt;const int,const int&gt; <text:tab/><text:tab/><text:tab/><text:tab/></text:p>
      <text:p text:style-name="P13"><text:tab/><text:tab/><text:tab/><text:tab/><text:tab/><text:tab/><text:tab/>robotPosition){</text:p>
      <text:p text:style-name="P12"><text:s text:c="4"/>visited.emplace_back(std::make_pair(robotPosition,Face));</text:p>
      <text:p text:style-name="P12">}</text:p>
      <text:p text:style-name="P12"/>
      <text:p text:style-name="P13"><text:soft-page-break/>void Robot::findFinalState(</text:p>
      <text:p text:style-name="P13"><text:tab/><text:tab/><text:tab/><text:tab/><text:tab/>const long long totalStep, </text:p>
      <text:p text:style-name="P13"><text:tab/><text:tab/><text:tab/><text:tab/><text:tab/>const long long currentTotalStep</text:p>
      <text:p text:style-name="P13"><text:tab/><text:tab/><text:tab/><text:tab/>){</text:p>
      <text:p text:style-name="P12"><text:s text:c="4"/>long long i,loopSize=1,remainTotalStep=totalStep-currentTotalStep;</text:p>
      <text:p text:style-name="P12"><text:s text:c="4"/>const long long visited_length=visited.size();</text:p>
      <text:p text:style-name="P12"><text:s text:c="4"/>for(i=visited_length-1;i&gt;=0;i--){</text:p>
      <text:p text:style-name="P13"><text:s text:c="8"/>if(visited[i].first.first==x </text:p>
      <text:p text:style-name="P13"><text:tab/><text:tab/><text:tab/>&amp;&amp; visited[i].first.second==y </text:p>
      <text:p text:style-name="P13"><text:tab/><text:tab/><text:tab/>&amp;&amp; visited[i].second==Face){</text:p>
      <text:p text:style-name="P12"><text:s text:c="12"/>break;</text:p>
      <text:p text:style-name="P12"><text:s text:c="8"/>}</text:p>
      <text:p text:style-name="P12"><text:s text:c="8"/>loopSize++;</text:p>
      <text:p text:style-name="P12"><text:s text:c="4"/>}</text:p>
      <text:p text:style-name="P12"><text:s text:c="4"/>long long finalState=(remainTotalStep%loopSize)+i;</text:p>
      <text:p text:style-name="P12"><text:s text:c="4"/>x=visited[finalState].first.first;</text:p>
      <text:p text:style-name="P12"><text:s text:c="4"/>y=visited[finalState].first.second;</text:p>
      <text:p text:style-name="P12"><text:s text:c="4"/>Face=visited[finalState].second;</text:p>
      <text:p text:style-name="P12">}</text:p>
      <text:p text:style-name="P8"/>
      <text:p text:style-name="P8"/>
      <text:p text:style-name="P8"/>
      <text:p text:style-name="P6"><text:span text:style-name="T3">/* -------------------------------------------------------------</text:span></text:p>
      <text:p text:style-name="P6"><text:span text:style-name="T3">// </text:span><text:span text:style-name="T5">m</text:span><text:span text:style-name="T5">akefile</text:span></text:p>
      <text:p text:style-name="P15"><text:span text:style-name="T19">// ----------------------------------------------------------- */</text:span></text:p>
      <text:p text:style-name="P4">CC= g++</text:p>
      <text:p text:style-name="P4">CFLAGS= -Wall -Wextra -std=c++14 -O2</text:p>
      <text:p text:style-name="P4">LDLIBS= -lm</text:p>
      <text:p text:style-name="P4">NAMEONE= main</text:p>
      <text:p text:style-name="P4">ONE= Main.o Maze.o Robot.o</text:p>
      <text:p text:style-name="P4"/>
      <text:p text:style-name="P4">.PHONY: all clean</text:p>
      <text:p text:style-name="P4"/>
      <text:p text:style-name="P4">all: main</text:p>
      <text:p text:style-name="P4"/>
      <text:p text:style-name="P4">main: Main.o Maze.o Robot.o</text:p>
      <text:p text:style-name="P4"><text:tab/>$(CC) $(CFLAGS) -o $(NAMEONE) $(ONE) <text:s/>$(LDLIBS)</text:p>
      <text:p text:style-name="P4">clean:</text:p>
      <text:p text:style-name="P2"><text:span text:style-name="T2"><text:tab/>-rm -rf $(NAMEONE) $(ONE)</text:span>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Fira Code" svg:font-family="'Fira Code'" style:font-pitch="fixed"/>
    <style:font-face style:name="Fira Code Light" svg:font-family="'Fira Code Light'" style:font-pitch="fixed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Liberation Serif" fo:font-size="12pt" fo:language="en" fo:country="US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TC1" style:font-family-complex="'Noto Sans CJK TC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color="#ff0000" loext:opacity="100%" style:font-name="Courier New" style:font-name-complex="Courier New"/>
    </style:style>
    <style:style style:name="MT2" style:family="text">
      <style:text-properties fo:color="#ff0000" loext:opacity="100%" style:font-name="Courier New" officeooo:rsid="001b40d2" style:font-name-complex="Courier New"/>
    </style:style>
    <style:style style:name="MT3" style:family="text">
      <style:text-properties fo:color="#ff0000" loext:opacity="100%" style:font-name="Courier New" style:font-name-asian="Courier New" style:font-name-complex="Courier New"/>
    </style:style>
    <style:style style:name="MT4" style:family="text">
      <style:text-properties fo:color="#ff0000" loext:opacity="100%" style:font-name="Courier New" fo:font-weight="bold" style:font-weight-asian="bold" style:font-name-complex="Courier New"/>
    </style:style>
    <style:style style:name="MT5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TPP20</text:span><text:span text:style-name="MT1">2</text:span><text:span text:style-name="MT2">2</text:span><text:span text:style-name="MT1">-HW</text:span><text:span text:style-name="MT2">1</text:span><text:span text:style-name="MT1">-</text:span><text:span text:style-name="MT2">40947023s蘇子權</text:span><text:span text:style-name="MT3"> </text:span><text:span text:style-name="MT4">(請記得修改這裡！未填學號與姓名將會扣很大！若</text:span><text:span text:style-name="MT4">為多人作業</text:span><text:span text:style-name="MT4">，</text:span><text:span text:style-name="MT4">請</text:span><text:span text:style-name="MT4">列</text:span><text:span text:style-name="MT4">出所有成員。</text:span><text:span text:style-name="MT4">)</text:span></text:p>
      </style:header>
      <style:footer>
        <text:p text:style-name="MP1"><draw:frame draw:style-name="Mfr1" draw:name="外框1" text:anchor-type="paragraph" svg:y="0.002cm" draw:z-index="7"><draw:text-box fo:min-height="0.058cm" fo:min-width="0cm"><text:p text:style-name="Footer"><text:span text:style-name="Page_20_Number"><text:page-number text:select-page="current">8</text:page-number></text:span><text:span text:style-name="Page_20_Number">/</text:span><text:span text:style-name="Page_20_Number"><text:page-count style:num-format="1">8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ntnu</meta:initial-creator>
    <meta:creation-date>2020-03-19T16:00:00</meta:creation-date>
    <dc:date>2022-04-08T19:27:09.203533001</dc:date>
    <meta:editing-cycles>7</meta:editing-cycles>
    <meta:editing-duration>PT18M53S</meta:editing-duration>
    <meta:generator>LibreOffice/7.2.6.2$Linux_X86_64 LibreOffice_project/20$Build-2</meta:generator>
    <meta:document-statistic meta:table-count="0" meta:image-count="0" meta:object-count="0" meta:page-count="8" meta:paragraph-count="217" meta:word-count="551" meta:character-count="6599" meta:non-whitespace-character-count="5416"/>
  </office:meta>
</office:document-meta>
</file>